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1.3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999999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9999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="0.06pt solid #9999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15.258cm" svg:height="15.044cm" svg:x="0.558cm" svg:y="6.678cm">
            <draw:object draw:notify-on-update-of-ranges="Sheet1.A3:Sheet1.A12 Sheet1.B2:Sheet1.B2 Sheet1.B3:Sheet1.B12 Sheet1.A3:Sheet1.A12 Sheet1.C2:Sheet1.C2 Sheet1.C3:Sheet1.C12 Sheet1.A3:Sheet1.A12 Sheet1.D2:Sheet1.D2 Sheet1.D3:Sheet1.D12 Sheet1.A3:Sheet1.A12 Sheet1.E2:Sheet1.E2 Sheet1.E3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4" table:default-cell-style-name="ce8"/>
        <table:table-column table:style-name="co8" table:number-columns-repeated="1014" table:default-cell-style-name="Default"/>
        <table:table-row table:style-name="ro1">
          <table:table-cell table:style-name="ce1" table:number-columns-repeated="5"/>
          <table:table-cell table:style-name="ce5"/>
          <table:table-cell table:style-name="ce6" office:value-type="string" table:number-columns-spanned="4" table:number-rows-spanned="1">
            <text:p>Aperture Change per Unit</text:p>
          </table:table-cell>
          <table:covered-table-cell table:style-name="Default"/>
          <table:covered-table-cell table:number-columns-repeated="2" table:style-name="ce5"/>
          <table:table-cell table:style-name="ce5" table:number-columns-repeated="1014"/>
        </table:table-row>
        <table:table-row table:style-name="ro1">
          <table:table-cell table:style-name="ce1" office:value-type="string">
            <text:p>Aperture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style-name="ce1" office:value-type="string">
            <text:p>Green</text:p>
          </table:table-cell>
          <table:table-cell table:style-name="ce5"/>
          <table:table-cell table:style-name="ce7" office:value-type="string">
            <text:p>A5</text:p>
          </table:table-cell>
          <table:table-cell table:style-name="ce7" office:value-type="string">
            <text:p>A4</text:p>
          </table:table-cell>
          <table:table-cell table:style-name="ce7" office:value-type="string">
            <text:p>A3</text:p>
          </table:table-cell>
          <table:table-cell table:style-name="ce7" office:value-type="string">
            <text:p>A2</text:p>
          </table:table-cell>
          <table:table-cell table:style-name="ce5" table:number-columns-repeated="10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89">
            <text:p>189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46">
            <text:p>146</text:p>
          </table:table-cell>
          <table:table-cell/>
          <table:table-cell table:formula="of:=([.$A4]-[.$A3])/([.B4]-[.B3])" office:value-type="percentage" office:value="0.0193548387096774">
            <text:p>1.94%</text:p>
          </table:table-cell>
          <table:table-cell table:formula="of:=([.$A4]-[.$A3])/([.C4]-[.C3])" office:value-type="percentage" office:value="0.0229007633587786">
            <text:p>2.29%</text:p>
          </table:table-cell>
          <table:table-cell table:formula="of:=([.$A4]-[.$A3])/([.D4]-[.D3])" office:value-type="percentage" office:value="0.0198675496688742">
            <text:p>1.99%</text:p>
          </table:table-cell>
          <table:table-cell table:formula="of:=([.$A4]-[.$A3])/([.E4]-[.E3])" office:value-type="percentage" office:value="0.025">
            <text:p>2.50%</text:p>
          </table:table-cell>
          <table:table-cell table:number-columns-repeated="1014"/>
        </table:table-row>
        <table:table-row table:style-name="ro1">
          <table:table-cell table:style-name="ce3" office:value-type="float" office:value="4.4">
            <text:p>4.4</text:p>
          </table:table-cell>
          <table:table-cell table:style-name="Default" office:value-type="float" office:value="317">
            <text:p>317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265">
            <text:p>265</text:p>
          </table:table-cell>
          <table:table-cell/>
          <table:table-cell table:formula="of:=([.$A5]-[.$A4])/([.B5]-[.B4])" office:value-type="percentage" office:value="0.0109375">
            <text:p>1.09%</text:p>
          </table:table-cell>
          <table:table-cell table:formula="of:=([.$A5]-[.$A4])/([.C5]-[.C4])" office:value-type="percentage" office:value="0.0103703703703704">
            <text:p>1.04%</text:p>
          </table:table-cell>
          <table:table-cell table:formula="of:=([.$A5]-[.$A4])/([.D5]-[.D4])" office:value-type="percentage" office:value="0.0100719424460432">
            <text:p>1.01%</text:p>
          </table:table-cell>
          <table:table-cell table:formula="of:=([.$A5]-[.$A4])/([.E5]-[.E4])" office:value-type="percentage" office:value="0.0117647058823529">
            <text:p>1.18%</text:p>
          </table:table-cell>
          <table:table-cell table:number-columns-repeated="1014"/>
        </table:table-row>
        <table:table-row table:style-name="ro1">
          <table:table-cell table:style-name="ce3" office:value-type="float" office:value="5.4">
            <text:p>5.4</text:p>
          </table:table-cell>
          <table:table-cell table:style-name="Default" office:value-type="float" office:value="425">
            <text:p>425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395">
            <text:p>395</text:p>
          </table:table-cell>
          <table:table-cell/>
          <table:table-cell table:formula="of:=([.$A6]-[.$A5])/([.B6]-[.B5])" office:value-type="percentage" office:value="0.00925925925925926">
            <text:p>0.93%</text:p>
          </table:table-cell>
          <table:table-cell table:formula="of:=([.$A6]-[.$A5])/([.C6]-[.C5])" office:value-type="percentage" office:value="0.00699300699300699">
            <text:p>0.70%</text:p>
          </table:table-cell>
          <table:table-cell table:formula="of:=([.$A6]-[.$A5])/([.D6]-[.D5])" office:value-type="percentage" office:value="0.0106382978723404">
            <text:p>1.06%</text:p>
          </table:table-cell>
          <table:table-cell table:formula="of:=([.$A6]-[.$A5])/([.E6]-[.E5])" office:value-type="percentage" office:value="0.00769230769230769">
            <text:p>0.77%</text:p>
          </table:table-cell>
          <table:table-cell table:number-columns-repeated="1014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9">
            <text:p>559</text:p>
          </table:table-cell>
          <table:table-cell office:value-type="float" office:value="549">
            <text:p>549</text:p>
          </table:table-cell>
          <table:table-cell office:value-type="float" office:value="581">
            <text:p>581</text:p>
          </table:table-cell>
          <table:table-cell office:value-type="float" office:value="515">
            <text:p>515</text:p>
          </table:table-cell>
          <table:table-cell/>
          <table:table-cell table:formula="of:=([.$A7]-[.$A6])/([.B7]-[.B6])" office:value-type="percentage" office:value="0.0082089552238806">
            <text:p>0.82%</text:p>
          </table:table-cell>
          <table:table-cell table:formula="of:=([.$A7]-[.$A6])/([.C7]-[.C6])" office:value-type="percentage" office:value="0.00964912280701754">
            <text:p>0.96%</text:p>
          </table:table-cell>
          <table:table-cell table:formula="of:=([.$A7]-[.$A6])/([.D7]-[.D6])" office:value-type="percentage" office:value="0.00683229813664596">
            <text:p>0.68%</text:p>
          </table:table-cell>
          <table:table-cell table:formula="of:=([.$A7]-[.$A6])/([.E7]-[.E6])" office:value-type="percentage" office:value="0.00916666666666666">
            <text:p>0.92%</text:p>
          </table:table-cell>
          <table:table-cell table:number-columns-repeated="1014"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663">
            <text:p>663</text:p>
          </table:table-cell>
          <table:table-cell office:value-type="float" office:value="649">
            <text:p>649</text:p>
          </table:table-cell>
          <table:table-cell office:value-type="float" office:value="688">
            <text:p>688</text:p>
          </table:table-cell>
          <table:table-cell office:value-type="float" office:value="613">
            <text:p>613</text:p>
          </table:table-cell>
          <table:table-cell/>
          <table:table-cell table:formula="of:=([.$A8]-[.$A7])/([.B8]-[.B7])" office:value-type="percentage" office:value="0.00865384615384616">
            <text:p>0.87%</text:p>
          </table:table-cell>
          <table:table-cell table:formula="of:=([.$A8]-[.$A7])/([.C8]-[.C7])" office:value-type="percentage" office:value="0.009">
            <text:p>0.90%</text:p>
          </table:table-cell>
          <table:table-cell table:formula="of:=([.$A8]-[.$A7])/([.D8]-[.D7])" office:value-type="percentage" office:value="0.00841121495327103">
            <text:p>0.84%</text:p>
          </table:table-cell>
          <table:table-cell table:formula="of:=([.$A8]-[.$A7])/([.E8]-[.E7])" office:value-type="percentage" office:value="0.00918367346938776">
            <text:p>0.92%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5">
            <text:p>805</text:p>
          </table:table-cell>
          <table:table-cell office:value-type="float" office:value="793">
            <text:p>793</text:p>
          </table:table-cell>
          <table:table-cell office:value-type="float" office:value="827">
            <text:p>827</text:p>
          </table:table-cell>
          <table:table-cell office:value-type="float" office:value="760">
            <text:p>760</text:p>
          </table:table-cell>
          <table:table-cell/>
          <table:table-cell table:formula="of:=([.$A9]-[.$A8])/([.B9]-[.B8])" office:value-type="percentage" office:value="0.0112676056338028">
            <text:p>1.13%</text:p>
          </table:table-cell>
          <table:table-cell table:formula="of:=([.$A9]-[.$A8])/([.C9]-[.C8])" office:value-type="percentage" office:value="0.0111111111111111">
            <text:p>1.11%</text:p>
          </table:table-cell>
          <table:table-cell table:formula="of:=([.$A9]-[.$A8])/([.D9]-[.D8])" office:value-type="percentage" office:value="0.0115107913669065">
            <text:p>1.15%</text:p>
          </table:table-cell>
          <table:table-cell table:formula="of:=([.$A9]-[.$A8])/([.E9]-[.E8])" office:value-type="percentage" office:value="0.0108843537414966">
            <text:p>1.09%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1">
            <text:p>871</text:p>
          </table:table-cell>
          <table:table-cell office:value-type="float" office:value="863">
            <text:p>863</text:p>
          </table:table-cell>
          <table:table-cell office:value-type="float" office:value="885">
            <text:p>885</text:p>
          </table:table-cell>
          <table:table-cell office:value-type="float" office:value="834">
            <text:p>834</text:p>
          </table:table-cell>
          <table:table-cell/>
          <table:table-cell table:formula="of:=([.$A10]-[.$A9])/([.B10]-[.B9])" office:value-type="percentage" office:value="0.0151515151515152">
            <text:p>1.52%</text:p>
          </table:table-cell>
          <table:table-cell table:formula="of:=([.$A10]-[.$A9])/([.C10]-[.C9])" office:value-type="percentage" office:value="0.0142857142857143">
            <text:p>1.43%</text:p>
          </table:table-cell>
          <table:table-cell table:formula="of:=([.$A10]-[.$A9])/([.D10]-[.D9])" office:value-type="percentage" office:value="0.0172413793103448">
            <text:p>1.72%</text:p>
          </table:table-cell>
          <table:table-cell table:formula="of:=([.$A10]-[.$A9])/([.E10]-[.E9])" office:value-type="percentage" office:value="0.0135135135135135">
            <text:p>1.35%</text:p>
          </table:table-cell>
          <table:table-cell table:number-columns-repeated="1014"/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933">
            <text:p>933</text:p>
          </table:table-cell>
          <table:table-cell office:value-type="float" office:value="930">
            <text:p>930</text:p>
          </table:table-cell>
          <table:table-cell office:value-type="float" office:value="951">
            <text:p>951</text:p>
          </table:table-cell>
          <table:table-cell office:value-type="float" office:value="921">
            <text:p>921</text:p>
          </table:table-cell>
          <table:table-cell/>
          <table:table-cell table:formula="of:=([.$A11]-[.$A10])/([.B11]-[.B10])" office:value-type="percentage" office:value="0.0370967741935484">
            <text:p>3.71%</text:p>
          </table:table-cell>
          <table:table-cell table:formula="of:=([.$A11]-[.$A10])/([.C11]-[.C10])" office:value-type="percentage" office:value="0.0343283582089552">
            <text:p>3.43%</text:p>
          </table:table-cell>
          <table:table-cell table:formula="of:=([.$A11]-[.$A10])/([.D11]-[.D10])" office:value-type="percentage" office:value="0.0348484848484849">
            <text:p>3.48%</text:p>
          </table:table-cell>
          <table:table-cell table:formula="of:=([.$A11]-[.$A10])/([.E11]-[.E10])" office:value-type="percentage" office:value="0.0264367816091954">
            <text:p>2.64%</text:p>
          </table:table-cell>
          <table:table-cell table:number-columns-repeated="1014"/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960">
            <text:p>960</text:p>
          </table:table-cell>
          <table:table-cell office:value-type="float" office:value="972">
            <text:p>972</text:p>
          </table:table-cell>
          <table:table-cell office:value-type="float" office:value="978">
            <text:p>978</text:p>
          </table:table-cell>
          <table:table-cell office:value-type="float" office:value="970">
            <text:p>970</text:p>
          </table:table-cell>
          <table:table-cell/>
          <table:table-cell table:formula="of:=([.$A12]-[.$A11])/([.B12]-[.B11])" office:value-type="percentage" office:value="0.037037037037037">
            <text:p>3.70%</text:p>
          </table:table-cell>
          <table:table-cell table:formula="of:=([.$A12]-[.$A11])/([.C12]-[.C11])" office:value-type="percentage" office:value="0.0238095238095238">
            <text:p>2.38%</text:p>
          </table:table-cell>
          <table:table-cell table:formula="of:=([.$A12]-[.$A11])/([.D12]-[.D11])" office:value-type="percentage" office:value="0.037037037037037">
            <text:p>3.70%</text:p>
          </table:table-cell>
          <table:table-cell table:formula="of:=([.$A12]-[.$A11])/([.E12]-[.E11])" office:value-type="percentage" office:value="0.0204081632653061">
            <text:p>2.04%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3:Sheet1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e" style:country-complex="IL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00/00/00</text:date>, <text:time style:data-style-name="N2" text:time-value="0000-00-00T18:42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23:43:21</meta:creation-date>
    <dc:date>2012-10-25T20:54:57</dc:date>
    <meta:editing-duration>PT3H21M10S</meta:editing-duration>
    <meta:editing-cycles>50</meta:editing-cycles>
    <meta:generator>LibreOffice/3.6$MacOSX_x86 LibreOffice_project/e29a214-2bbed72-0621de6-a97528c-8f066d</meta:generator>
    <meta:print-date>2012-05-22T00:41:40</meta:print-date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4c4c4c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59cm" svg:height="15.045cm" xlink:href=".." xlink:type="simple" chart:class="chart:scatter" chart:style-name="ch1">
        <chart:title svg:x="4.359cm" svg:y="0.435cm" chart:style-name="ch2">
          <text:p>Controlled Light Measurements</text:p>
        </chart:title>
        <chart:legend chart:legend-position="end" svg:x="12.899cm" svg:y="6.484cm" style:legend-expansion="high" chart:style-name="ch3"/>
        <chart:plot-area chart:style-name="ch4" table:cell-range-address="Sheet1.A3:Sheet1.E12 Sheet1.B2:Sheet1.E2" chart:data-source-has-labels="row" svg:x="1.292cm" svg:y="2.12cm" svg:width="10.997cm" svg:height="11.668cm">
          <chartooo:coordinate-region svg:x="2.328cm" svg:y="2.318cm" svg:width="9.763cm" svg:height="10.827cm"/>
          <chart:axis chart:dimension="x" chart:name="primary-x" chart:style-name="ch5">
            <chart:title svg:x="5.29cm" svg:y="14.088cm" chart:style-name="ch6">
              <text:p>Light Meter Aperture</text:p>
            </chart:title>
            <chart:grid chart:style-name="ch7" chart:class="major"/>
          </chart:axis>
          <chart:axis chart:dimension="y" chart:name="primary-y" chart:style-name="ch5">
            <chart:title svg:x="0.451cm" svg:y="9.316cm" chart:style-name="ch8">
              <text:p>Raw Arduino Input</text:p>
            </chart:title>
            <chart:grid chart:style-name="ch7" chart:class="major"/>
          </chart:axis>
          <chart:series chart:style-name="ch9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series chart:style-name="ch10" chart:values-cell-range-address="Sheet1.C3:Sheet1.C12" chart:label-cell-address="Sheet1.C2:Sheet1.C2" chart:class="chart:scatter">
            <chart:data-point chart:repeated="10"/>
          </chart:series>
          <chart:series chart:style-name="ch11" chart:values-cell-range-address="Sheet1.D3:Sheet1.D12" chart:label-cell-address="Sheet1.D2:Sheet1.D2" chart:class="chart:scatter">
            <chart:data-point chart:repeated="10"/>
          </chart:series>
          <chart:series chart:style-name="ch12" chart:values-cell-range-address="Sheet1.E3:Sheet1.E12" chart:label-cell-address="Sheet1.E2:Sheet1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ue</text:p>
                <draw:g>
                  <svg:desc>Sheet1.B2:Sheet1.B2</svg:desc>
                </draw:g>
              </table:table-cell>
              <table:table-cell office:value-type="string">
                <text:p>Red</text:p>
                <draw:g>
                  <svg:desc>Sheet1.C2:Sheet1.C2</svg:desc>
                </draw:g>
              </table:table-cell>
              <table:table-cell office:value-type="string">
                <text:p>Yellow</text:p>
                <draw:g>
                  <svg:desc>Sheet1.D2:Sheet1.D2</svg:desc>
                </draw:g>
              </table:table-cell>
              <table:table-cell office:value-type="string">
                <text:p>Green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2</svg:desc>
                </draw:g>
              </table:table-cell>
              <table:table-cell office:value-type="float" office:value="34">
                <text:p>34</text:p>
                <draw:g>
                  <svg:desc>Sheet1.B3:Sheet1.B12</svg:desc>
                </draw:g>
              </table:table-cell>
              <table:table-cell office:value-type="float" office:value="26">
                <text:p>26</text:p>
                <draw:g>
                  <svg:desc>Sheet1.C3:Sheet1.C12</svg:desc>
                </draw:g>
              </table:table-cell>
              <table:table-cell office:value-type="float" office:value="36">
                <text:p>36</text:p>
                <draw:g>
                  <svg:desc>Sheet1.D3:Sheet1.D12</svg:desc>
                </draw:g>
              </table:table-cell>
              <table:table-cell office:value-type="float" office:value="26">
                <text:p>26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157">
                <text:p>157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317">
                <text:p>317</text:p>
              </table:table-cell>
              <table:table-cell office:value-type="float" office:value="292">
                <text:p>292</text:p>
              </table:table-cell>
              <table:table-cell office:value-type="float" office:value="326">
                <text:p>32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">
                <text:p>5.4</text:p>
              </table:table-cell>
              <table:table-cell office:value-type="float" office:value="425">
                <text:p>425</text:p>
              </table:table-cell>
              <table:table-cell office:value-type="float" office:value="435">
                <text:p>435</text:p>
              </table:table-cell>
              <table:table-cell office:value-type="float" office:value="420">
                <text:p>4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59">
                <text:p>559</text:p>
              </table:table-cell>
              <table:table-cell office:value-type="float" office:value="549">
                <text:p>549</text:p>
              </table:table-cell>
              <table:table-cell office:value-type="float" office:value="581">
                <text:p>58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">
                <text:p>7.4</text:p>
              </table:table-cell>
              <table:table-cell office:value-type="float" office:value="663">
                <text:p>663</text:p>
              </table:table-cell>
              <table:table-cell office:value-type="float" office:value="649">
                <text:p>649</text:p>
              </table:table-cell>
              <table:table-cell office:value-type="float" office:value="688">
                <text:p>68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793">
                <text:p>793</text:p>
              </table:table-cell>
              <table:table-cell office:value-type="float" office:value="827">
                <text:p>82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863">
                <text:p>863</text:p>
              </table:table-cell>
              <table:table-cell office:value-type="float" office:value="885">
                <text:p>8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">
                <text:p>12.3</text:p>
              </table:table-cell>
              <table:table-cell office:value-type="float" office:value="933">
                <text:p>933</text:p>
              </table:table-cell>
              <table:table-cell office:value-type="float" office:value="930">
                <text:p>930</text:p>
              </table:table-cell>
              <table:table-cell office:value-type="float" office:value="951">
                <text:p>95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">
                <text:p>13.3</text:p>
              </table:table-cell>
              <table:table-cell office:value-type="float" office:value="960">
                <text:p>960</text:p>
              </table:table-cell>
              <table:table-cell office:value-type="float" office:value="972">
                <text:p>972</text:p>
              </table:table-cell>
              <table:table-cell office:value-type="float" office:value="978">
                <text:p>978</text:p>
              </table:table-cell>
              <table:table-cell office:value-type="float" office:value="970">
                <text:p>9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